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justify"/>
    </style:style>
    <style:style style:name="P3" style:parent-style-name="Párrafodelista" style:list-style-name="LFO1" style:family="paragraph">
      <style:paragraph-properties fo:text-align="justify"/>
    </style:style>
    <style:style style:name="P4" style:parent-style-name="Párrafodelista" style:list-style-name="LFO1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center"/>
    </style:style>
    <style:style style:name="P7" style:parent-style-name="Párrafodelista" style:list-style-name="LFO2" style:family="paragraph"/>
    <style:style style:name="P8" style:parent-style-name="Párrafodelista" style:list-style-name="LFO2" style:family="paragraph"/>
    <style:style style:name="P9" style:parent-style-name="Párrafodelista" style:list-style-name="LFO2" style:family="paragraph"/>
    <style:style style:name="P10" style:parent-style-name="Párrafodelista" style:list-style-name="LFO2" style:family="paragraph"/>
    <style:style style:name="P11" style:parent-style-name="Párrafodelista" style:list-style-name="LFO2" style:family="paragraph"/>
    <style:style style:name="P12" style:parent-style-name="Párrafodelista" style:list-style-name="LFO2" style:family="paragraph"/>
    <style:style style:name="P13" style:parent-style-name="Párrafodelista" style:list-style-name="LFO2" style:family="paragraph"/>
    <style:style style:name="P14" style:parent-style-name="Párrafodelista" style:list-style-name="LFO2" style:family="paragraph"/>
    <style:style style:name="P15" style:parent-style-name="Párrafodelista" style:list-style-name="LFO2" style:family="paragraph"/>
    <style:style style:name="P16" style:parent-style-name="Párrafodelista" style:list-style-name="LFO2" style:family="paragraph"/>
    <style:style style:name="P17" style:parent-style-name="Párrafodelista" style:list-style-name="LFO2" style:family="paragraph"/>
    <style:style style:name="P18" style:parent-style-name="Párrafodelista" style:list-style-name="LFO2" style:family="paragraph"/>
    <style:style style:name="P19" style:parent-style-name="Párrafodelista" style:list-style-name="LFO2" style:family="paragraph"/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NSCRIPCIÓN DE CURSOS</text:p>
      <text:p text:style-name="P2">En Comfenalco se están ofreciendo cursos de programación, el estudiante debe matricularse e inscribir los cursos que va a recibir, bajo la siguiente metodología:</text:p>
      <text:list text:style-name="LFO1" text:continue-numbering="true">
        <text:list-item>
          <text:p text:style-name="P3">NOMBRE DEL CURSO</text:p>
        </text:list-item>
        <text:list-item>
          <text:p text:style-name="P4">CRÉDITOS</text:p>
        </text:list-item>
      </text:list>
      <text:p text:style-name="P5">Al finalizar el curso, el docente va a reportar una nota, esa nota debe quedar registrada en la misma lista de cursos inscritos por el estudiante, ya que la nota final se debe calcular por promedio ponderado.</text:p>
      <text:p text:style-name="P6"><draw:frame draw:style-name="a0" draw:name="Imagen 1" text:anchor-type="as-char" svg:x="0in" svg:y="0in" svg:width="3.47569in" svg:height="1.21111in" style:rel-width="scale" style:rel-height="scale"><draw:image xlink:href="media/image1.emf" xlink:type="simple" xlink:show="embed" xlink:actuate="onLoad"/><svg:title/><svg:desc/></draw:frame></text:p>
      <text:p text:style-name="Normal">Si la nota es superior a 3,3 es estudiante aprobó el curso, en caso contrario reprueba.</text:p>
      <text:p text:style-name="Normal"/>
      <text:p text:style-name="Normal">ESTUDIANTE</text:p>
      <text:list text:style-name="LFO2" text:continue-numbering="true">
        <text:list-item>
          <text:p text:style-name="P7">Lenguaje de programación – La mayor ponderación</text:p>
          <text:list text:continue-numbering="true">
            <text:list-item>
              <text:p text:style-name="P8">Nombre de la materia</text:p>
            </text:list-item>
            <text:list-item>
              <text:p text:style-name="P9">Créditos</text:p>
            </text:list-item>
            <text:list-item>
              <text:p text:style-name="P10">Nota Final</text:p>
            </text:list-item>
          </text:list>
        </text:list-item>
        <text:list-item>
          <text:p text:style-name="P11">Inglés</text:p>
          <text:list text:continue-numbering="true">
            <text:list-item>
              <text:p text:style-name="P12">Nombre de la materia</text:p>
            </text:list-item>
            <text:list-item>
              <text:p text:style-name="P13">Créditos</text:p>
            </text:list-item>
            <text:list-item>
              <text:p text:style-name="P14">Nota Final</text:p>
            </text:list-item>
          </text:list>
        </text:list-item>
        <text:list-item>
          <text:p text:style-name="P15">Habilidades Blandas</text:p>
          <text:list text:continue-numbering="true">
            <text:list-item>
              <text:p text:style-name="P16">Nombre de la materia</text:p>
            </text:list-item>
            <text:list-item>
              <text:p text:style-name="P17">Créditos</text:p>
            </text:list-item>
            <text:list-item>
              <text:p text:style-name="P18">Nota Final</text:p>
            </text:list-item>
          </text:list>
        </text:list-item>
      </text:list>
      <text:p text:style-name="Normal">LISTA FINAL</text:p>
      <text:list text:style-name="LFO2" text:continue-numbering="true">
        <text:list-item>
          <text:p text:style-name="P19">ESTUDIANTE – NOTA FINAL (PP) – ABROBO/REPROBO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s" fo:country="CO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EGO RUIZ ALQUICHIRE</meta:initial-creator>
    <dc:creator>DIEGO RUIZ ALQUICHIRE</dc:creator>
    <meta:creation-date>2023-07-13T01:41:00Z</meta:creation-date>
    <dc:date>2023-07-13T02:04:00Z</dc:date>
    <meta:template xlink:href="Normal" xlink:type="simple"/>
    <meta:editing-cycles>1</meta:editing-cycles>
    <meta:editing-duration>PT1380S</meta:editing-duration>
    <meta:document-statistic meta:page-count="1" meta:paragraph-count="1" meta:word-count="120" meta:character-count="779" meta:row-count="5" meta:non-whitespace-character-count="660"/>
  </office:meta>
</office:document-meta>
</file>